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ab 8: Matrices Lab 2</text:h>
      <text:p text:style-name="Text_20_body">Bring your <text:span text:style-name="T1">RealVector</text:span> class in to use in this class <text:span text:style-name="T1">RealMatrix</text:span>.</text:p>
      <text:p text:style-name="Text_20_body">Recall from last time we started building the <text:span text:style-name="T1">RealMatrix</text:span> class.</text:p>
      <text:p text:style-name="Text_20_body">Your <text:span text:style-name="T1">RealMatrix</text:span> class should have two constructors. One should receive a 2-dimensional array of doubles and the second should receive an <text:span text:style-name="T1">ArrayList of RealVectors</text:span>. This allows your test program to start with matrices stored in two-dimensional arrays as follows:</text:p>
      <text:p text:style-name="P2">double [][] x={{1,4,2},{2,3,1}};</text:p>
      <text:p text:style-name="Text_20_body">This represents a 2D array representation of the <text:span text:style-name="T1">RealMatrix </text:span>in the next paragraph. This will help you write your test class to test your <text:span text:style-name="T1">RealMatrix</text:span> class.</text:p>
      <text:p text:style-name="Text_20_body">A <text:span text:style-name="T1">RealMatrix</text:span> contains an <text:span text:style-name="T1">ArrayList of RealVectors</text:span> of the same size. The <text:span text:style-name="T1">RealVectors</text:span> are called rows and the corresponding positions in the <text:span text:style-name="T1">RealVectors </text:span>are called a column. Thus, suppose the <text:span text:style-name="T1">RealMatrix</text:span> had 2 rows of <text:span text:style-name="T1">RealVectors </text:span>of size 3 (a 2 by 3 matrix). Suppose the <text:span text:style-name="T1">RealVectors</text:span> were (1,4,2) and (2,3,1). We would think of the <text:span text:style-name="T1">RealMatrix a</text:span>s being laid out as follows:</text:p>
      <text:p text:style-name="Text_20_body"><text:tab/>1<text:tab/>4<text:tab/>2</text:p>
      <text:p text:style-name="Text_20_body"><text:tab/>2<text:tab/>3<text:tab/>1</text:p>
      <text:p text:style-name="Text_20_body">Then column 1 would be (1,2), column 2 would be (4,3), and column 3 would be (1,2).</text:p>
      <text:p text:style-name="Text_20_body">Note that the columns are not part of the internal structure (which is a set of vectors), but we still think of the matrix in this way. Notice that we can get at the number at position (i,j) in <text:span text:style-name="T1">RealMatrix</text:span> m by doing m.get(i).get(j).</text:p>
      <text:p text:style-name="Text_20_body">You should begin the design of the <text:span text:style-name="T1">RealMatrix</text:span> class. Your class will contain the following methods to start:</text:p>
      <text:p text:style-name="Text_20_body"><text:span text:style-name="T1">public int numRows() </text:span>which will return the number of RealVectors.</text:p>
      <text:p text:style-name="Text_20_body"><text:span text:style-name="T1">public int numColumns()</text:span> which will return the size of the RealVectors.</text:p>
      <text:p text:style-name="Text_20_body"><text:span text:style-name="T1">Public double getValue(int i, int j)</text:span> which will return the value in row i and column j. (Notice that we can get at the number at position (i,j) in RealMatrix m by doing get(i).get(j) on the ArrayList of RealVectors inside the class.)</text:p>
      <text:p text:style-name="P2">public RealVector getColumn(int i) <text:span text:style-name="T2">which will return a </text:span>RealVector<text:span text:style-name="T2"> formed by the values in column i.</text:span></text:p>
      <text:p text:style-name="Text_20_body"><text:span text:style-name="T1">public RealMatrix transpose() </text:span>which returns a matrix which is the result of switching around the rows and columns of this <text:span text:style-name="T1">RealMatrix</text:span>. Thus if this <text:span text:style-name="T1">RealMatrix</text:span> is the one above with 2 <text:span text:style-name="T1">RealVectors</text:span> of length 3: (Note how useful <text:span text:style-name="T1">getColumn(i)</text:span> is in doing this.)</text:p>
      <text:p text:style-name="Text_20_body"><text:tab/>1<text:tab/>4<text:tab/>2</text:p>
      <text:p text:style-name="Text_20_body"><text:tab/>2<text:tab/>3<text:tab/>1</text:p>
      <text:p text:style-name="Text_20_body">Then the transpose would be a <text:span text:style-name="T1">RealMatrix</text:span> containing the 3 <text:span text:style-name="T1">RealVectors</text:span> of length 2 (1,2), (4,3), and (2,1) and would be pictured as:</text:p>
      <text:p text:style-name="Text_20_body"><text:tab/>1<text:tab/>2</text:p>
      <text:p text:style-name="Text_20_body"><text:tab/>4<text:tab/>3</text:p>
      <text:p text:style-name="Text_20_body"><text:tab/>2<text:tab/>1</text:p>
      <text:p text:style-name="Text_20_body"><text:soft-page-break/><text:span text:style-name="T1">public RealVector matrixVectorProduct(Vector v)</text:span> which returns the <text:span text:style-name="T1">RealVector</text:span> formed by taking the dot product of row 0 with v as the value in position 0, the dot product of row 1 and v as the value in position 1, ... NOTE THAT v MUST BE THE SAME LENGTH AS THE <text:span text:style-name="T1">RealVector</text:span>s in this <text:span text:style-name="T1">RealMatrix</text:span>.</text:p>
      <text:p text:style-name="Text_20_body">For example, if the <text:span text:style-name="T1">RealMatrix</text:span> were</text:p>
      <text:p text:style-name="Text_20_body">1 2 3</text:p>
      <text:p text:style-name="Text_20_body">4 5 6</text:p>
      <text:p text:style-name="Text_20_body">5 4 3</text:p>
      <text:p text:style-name="Text_20_body">and the <text:span text:style-name="T1">RealVector v</text:span> were 1 0 1, then <text:span text:style-name="T1">matrixVectorProduct(v)</text:span> would return the <text:span text:style-name="T1">RealVector</text:span> </text:p>
      <text:p text:style-name="Text_20_body">4 10 8</text:p>
      <text:p text:style-name="Text_20_body">since (1 2 3) dotProduct (1 0 1) is 1*1+2*0+3*1=4, (4 5 6) dotProduct (1 0 1) is 4*1+5*0+6*1=10 and (5 4 3) dotProduct (1 0 1) is 5*1+4*0+3*1=8.</text:p>
      <text:p text:style-name="Text_20_body"><text:span text:style-name="T1">public</text:span> <text:span text:style-name="T1">RealMatrix</text:span> <text:span text:style-name="T1">add(RealMatrix m) </text:span>which computes the <text:span text:style-name="T1">RealMatrix</text:span> each position of which is the sum of the corresponding positions in this <text:span text:style-name="T1">RealMatrix</text:span> and <text:span text:style-name="T1">m</text:span>. NOTE THAT <text:span text:style-name="T1">m</text:span> AND THIS MATRIX MUST HAVE THE SAME NUMBER OF ROWS AND COLUMNS.</text:p>
      <text:p text:style-name="Text_20_body"><text:span text:style-name="T1">public RealMatrix subtract(RealMatrix m)</text:span> which is like add except it subtracts at each position.</text:p>
      <text:p text:style-name="Text_20_body"><text:span text:style-name="T1">public RealMatrix scalarProduct(double a) </text:span>which creates the <text:span text:style-name="T1">RealMatrix</text:span> which is produced from this <text:span text:style-name="T1">RealMatrix</text:span> by performing <text:span text:style-name="T1">RealVector </text:span>scalar products of a with each <text:span text:style-name="T1">RealVector</text:span> in this <text:span text:style-name="T1">RealMatrix</text:span>.</text:p>
      <text:p text:style-name="Text_20_body">And, finally, <text:span text:style-name="T1">public RealMatrix matrixMultiply(RealMatrix m)</text:span> which computes the product of the two matrices. <text:span text:style-name="T1">RealMatrix m</text:span> must have the same number of rows as this <text:span text:style-name="T1">RealMatrix</text:span> has columns. Then the resulting product <text:span text:style-name="T1">RealMatrix</text:span> is formed by forming the transpose of m and, then, the value at position (i,j) in the product matrix is the result of computing the dot product of row i of this <text:span text:style-name="T1">RealMatrix</text:span> and row j of the transpose of <text:span text:style-name="T1">m</text:span>. Note that this means that the resulting matrix will consist of an <text:span text:style-name="T1">ArrayList </text:span>of <text:span text:style-name="T1">RealVectors</text:span> (of course), <text:span text:style-name="T2">the number</text:span> of <text:span text:style-name="T1">RealVectors</text:span> will be the same as the number of <text:span text:style-name="T1">RealVectors</text:span> in the first matrix and each <text:span text:style-name="T1">RealVector</text:span> will have length the number of <text:span text:style-name="T1">RealVectors</text:span> in the transpose of the second matrix.</text:p>
      <text:p text:style-name="Text_20_body">For example, if this matrix is:</text:p>
      <text:p text:style-name="Text_20_body">1 2 3</text:p>
      <text:p text:style-name="Text_20_body">4 5 6</text:p>
      <text:p text:style-name="Text_20_body">5 4 3</text:p>
      <text:p text:style-name="Text_20_body">and m is</text:p>
      <text:p text:style-name="Text_20_body">2 1 </text:p>
      <text:p text:style-name="Text_20_body">3 1 </text:p>
      <text:p text:style-name="Text_20_body">2 1 </text:p>
      <text:p text:style-name="Text_20_body">then m transpose is</text:p>
      <text:p text:style-name="Text_20_body">2 3 2</text:p>
      <text:p text:style-name="Text_20_body">1 1 1</text:p>
      <text:p text:style-name="Text_20_body"/>
      <text:p text:style-name="Text_20_body"><text:soft-page-break/>so the product will be</text:p>
      <text:p text:style-name="Text_20_body">(1*2+2*3+3*2) <text:s text:c="8"/>(1*1+2*1+3*1)<text:tab/> 14 <text:s text:c="2"/><text:tab/> 6</text:p>
      <text:p text:style-name="Text_20_body">(4*2+5*3+6*2) <text:s text:c="8"/>(4*1+5*1+6*1) <text:s text:c="4"/>=<text:tab/> 37<text:tab/>15</text:p>
      <text:p text:style-name="Text_20_body">(5*2+4*3+3*2) <text:s text:c="8"/>(5*1+4*1+3*1)<text:tab/> 28<text:tab/>12</text:p>
      <text:p text:style-name="Text_20_body">and, as you can see, consists of 3 vectors (the number of vectors in this matrix), and each vector is 2 columns wide (the number of vectors in the transpose matrix).</text:p>
      <text:p text:style-name="Text_20_body">You should also write a <text:span text:style-name="T1">public String toString()</text:span> method which will print out your matrices so you can check your work.</text:p>
      <text:p text:style-name="Text_20_body">Write a test class to test all of these methods fairly thoroughly.</text:p>
      <text:p text:style-name="Text_20_body"/>
      <text:p text:style-name="P1">If you have time:</text:p>
      <text:p text:style-name="Text_20_body">In preparation for the next lab where we are going to do Gauss-Jordan reduction we are also going to add three other methods.</text:p>
      <text:p text:style-name="Text_20_body"><text:span text:style-name="T1">public RealMatrix swapRows(int i, int j)</text:span> which will produce a new <text:span text:style-name="T1">RealMatrix</text:span> by swapping rows i and j. Thus, if this <text:span text:style-name="T1">RealMatrix</text:span> is</text:p>
      <text:p text:style-name="Text_20_body">1 2 3 4</text:p>
      <text:p text:style-name="Text_20_body">5 6 7 8</text:p>
      <text:p text:style-name="Text_20_body">9 8 7 6</text:p>
      <text:p text:style-name="Text_20_body"/>
      <text:p text:style-name="Text_20_body">then <text:span text:style-name="T1">swapRows(1,3) </text:span>will produce the new <text:span text:style-name="T1">RealMatrix</text:span></text:p>
      <text:p text:style-name="Text_20_body">9 8 7 6</text:p>
      <text:p text:style-name="Text_20_body">5 6 7 8</text:p>
      <text:p text:style-name="Text_20_body">1 2 3 4</text:p>
      <text:p text:style-name="Text_20_body"/>
      <text:p text:style-name="Text_20_body"><text:span text:style-name="T1">public RealMatrix scalarRowMultiply(double x, int i) </text:span>which will produce a new <text:span text:style-name="T1">RealMatrix</text:span> by multipling the i-th vector of this <text:span text:style-name="T1">RealMatrix</text:span> by the number x.</text:p>
      <text:p text:style-name="Text_20_body">Thus, if this <text:span text:style-name="T1">RealMatrix</text:span> is </text:p>
      <text:p text:style-name="Text_20_body">1 2 3 4</text:p>
      <text:p text:style-name="Text_20_body">5 6 7 8</text:p>
      <text:p text:style-name="Text_20_body">9 8 7 6</text:p>
      <text:p text:style-name="Text_20_body"/>
      <text:p text:style-name="Text_20_body">then <text:span text:style-name="T1">scalarRowMultiply(2.0,2)</text:span> would produce the <text:span text:style-name="T1">RealMatrix</text:span></text:p>
      <text:p text:style-name="Text_20_body"><text:s/>1 <text:s text:c="3"/>2 <text:s text:c="2"/>3 <text:s/>4</text:p>
      <text:p text:style-name="Text_20_body">10 12 14 16</text:p>
      <text:p text:style-name="Text_20_body"><text:s/>9 <text:s text:c="3"/>8 <text:s text:c="2"/>7 <text:s text:c="2"/>6</text:p>
      <text:p text:style-name="Text_20_body"><text:soft-page-break/>public <text:span text:style-name="T1">RealMatrix addRowMultiple(double x, int i, int j)</text:span> which will produce a new <text:s/><text:span text:style-name="T1">RealMatrix</text:span> from this <text:span text:style-name="T1">RealMatrix</text:span> by adding x times vector i to vector j. Only vector j will be changed.</text:p>
      <text:p text:style-name="Text_20_body">Thus, if our <text:span text:style-name="T1">RealMatrix</text:span> were</text:p>
      <text:p text:style-name="Text_20_body">1 2 3 4</text:p>
      <text:p text:style-name="Text_20_body">1 0 1 2</text:p>
      <text:p text:style-name="Text_20_body">2 3 5 7</text:p>
      <text:p text:style-name="Text_20_body"/>
      <text:p text:style-name="Text_20_body">then <text:span text:style-name="T1">addRowMultiple(-2.0,1,3)</text:span> would produce the <text:span text:style-name="T1">RealMatrix</text:span></text:p>
      <text:p text:style-name="Text_20_body">1 <text:s text:c="2"/>2 <text:s/>3 <text:s/>4</text:p>
      <text:p text:style-name="Text_20_body">1 <text:s text:c="2"/>0 <text:s/>1 <text:s/>2</text:p>
      <text:p text:style-name="Text_20_body">0 -1 -1 -1</text:p>
      <text:p text:style-name="Text_20_body"/>
      <text:p text:style-name="Text_20_body">since adding -2 -4 -6 -8 to 2 3 5 7 gives 0 -1 -1 -1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hyphenation-ladder-count="no-limit" fo:text-indent="0in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Liberation Serif1" fo:font-size="12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835in" fo:keep-with-next="always"/>
      <style:text-properties style:font-name="Liberation Sans" fo:font-size="16pt" fo:font-weight="bold"/>
    </style:style>
    <style:style style:name="List" style:family="paragraph" style:parent-style-name="Standard" style:class="list">
      <style:paragraph-properties fo:margin-top="0in" fo:margin-bottom="0.0835in"/>
    </style:style>
    <style:style style:name="Caption" style:family="paragraph" style:parent-style-name="Standard" style:class="extra">
      <style:paragraph-properties fo:margin-top="0.0835in" fo:margin-bottom="0.0835in"/>
      <style:text-properties fo:font-style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Unknown</meta:initial-creator>
    <meta:creation-date>2007-10-01T00:42:03</meta:creation-date>
    <dc:creator>Lynn Ziegler</dc:creator>
    <dc:date>2011-09-28T08:38:43</dc:date>
    <meta:editing-cycles>9</meta:editing-cycles>
    <meta:editing-duration>PT17H12M19S</meta:editing-duration>
    <meta:document-statistic meta:table-count="0" meta:image-count="0" meta:object-count="0" meta:page-count="4" meta:paragraph-count="82" meta:word-count="1058" meta:character-count="5746"/>
    <meta:user-defined meta:name="Info 1"/>
    <meta:user-defined meta:name="Info 2"/>
    <meta:user-defined meta:name="Info 3"/>
    <meta:user-defined meta:name="Info 4"/>
  </office:meta>
</office:document-meta>
</file>